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1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1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1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1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1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1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1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1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1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1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1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1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1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1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1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1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1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1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2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2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2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2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2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2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2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2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2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2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2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2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2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2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2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2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2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2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list-style-name="LFO2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2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2" style:family="paragraph"/>
    <style:style style:name="T10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Financial analysis system documentation:</text:span></text:p>
      <text:p text:style-name="P3"/>
      <text:p text:style-name="P4">Functional Requirements</text:p>
      <text:list text:style-name="LFO1" text:continue-numbering="true">
        <text:list-item>
          <text:p text:style-name="P5"><text:span text:style-name="T6">Data Integration</text:span></text:p>
          <text:list text:continue-numbering="true">
            <text:list-item>
              <text:p text:style-name="P7"><text:span text:style-name="T8">Point of Sale (POS) System Integration:</text:span><text:s/>Seamlessly integrate with the restaurant's POS system to automatically import sales data, including transaction details, payment methods, and order types (e.g., dine-in, takeout, delivery).</text:p>
            </text:list-item>
            <text:list-item>
              <text:p text:style-name="P9"><text:span text:style-name="T10">Inventory Management Integration:</text:span><text:s/>Connect with inventory management systems to track ingredient usage, inventory levels, and costs in real-time.</text:p>
            </text:list-item>
          </text:list>
        </text:list-item>
        <text:list-item>
          <text:p text:style-name="P11"><text:span text:style-name="T12">Data Storage</text:span></text:p>
          <text:list text:continue-numbering="true">
            <text:list-item>
              <text:p text:style-name="P13"><text:span text:style-name="T14">Historical Sales Data Storage:</text:span><text:s/>Maintain a historical record of daily sales, customer preferences, and seasonal trends.</text:p>
            </text:list-item>
            <text:list-item>
              <text:p text:style-name="P15"><text:span text:style-name="T16">Cost Data Storage:</text:span><text:s/>Store information on suppliers, ingredient costs, and historical price changes for analysis.</text:p>
            </text:list-item>
          </text:list>
        </text:list-item>
        <text:list-item>
          <text:p text:style-name="P17"><text:span text:style-name="T18">Sales Analysis</text:span></text:p>
          <text:list text:continue-numbering="true">
            <text:list-item>
              <text:p text:style-name="P19"><text:span text:style-name="T20">Daily/Weekly Sales Reporting:</text:span><text:s/>Generate reports showing total sales, and sales trends over time.</text:p>
            </text:list-item>
            <text:list-item>
              <text:p text:style-name="P21"><text:span text:style-name="T22">Menu Item Performance Analysis:</text:span><text:s/>Analyse the profitability of individual menu items, including food cost percentages and contribution margins.</text:p>
            </text:list-item>
            <text:list-item>
              <text:p text:style-name="P23"><text:span text:style-name="T24">Customer Demographics Tracking:</text:span><text:s/>Capture and analyse data on customer demographics to identify key customer segments.</text:p>
            </text:list-item>
          </text:list>
        </text:list-item>
        <text:list-item>
          <text:p text:style-name="P25"><text:span text:style-name="T26">Cost Analysis</text:span></text:p>
          <text:list text:continue-numbering="true">
            <text:list-item>
              <text:p text:style-name="P27"><text:span text:style-name="T28">Ingredient Cost Tracking:</text:span><text:s/>Track costs of ingredients over time, allowing for analysis of price fluctuations and their impact on profitability.</text:p>
            </text:list-item>
            <text:list-item>
              <text:p text:style-name="P29"><text:span text:style-name="T30">Labor Cost Analysis:</text:span><text:s/>Monitor labour costs, including wages, overtime, and staffing levels relative to sales.</text:p>
            </text:list-item>
            <text:list-item>
              <text:p text:style-name="P31"><text:span text:style-name="T32">Operating Expense Tracking:</text:span><text:s/>Categorize and analyse fixed and variable operating expenses (e.g., rent, utilities, marketing).</text:p>
            </text:list-item>
          </text:list>
        </text:list-item>
        <text:list-item>
          <text:p text:style-name="P33"><text:span text:style-name="T34">Profitability Metrics</text:span></text:p>
          <text:list text:continue-numbering="true">
            <text:list-item>
              <text:p text:style-name="P35"><text:span text:style-name="T36">Gross and Net Profit Margin Calculation:</text:span><text:s/>Automatically calculate gross and net profit margins for daily, weekly, and monthly periods.</text:p>
            </text:list-item>
            <text:list-item>
              <text:p text:style-name="P37"><text:span text:style-name="T38">Break-even Analysis:</text:span><text:s/>Provide tools for calculating the break-even point based on fixed and variable costs.</text:p>
            </text:list-item>
          </text:list>
        </text:list-item>
        <text:list-item>
          <text:p text:style-name="P39"><text:span text:style-name="T40">Budgeting and Forecasting</text:span></text:p>
          <text:list text:continue-numbering="true">
            <text:list-item>
              <text:p text:style-name="P41"><text:span text:style-name="T42">Sales Forecasting:</text:span><text:s/>Use historical sales data to predict future sales trends, considering factors like seasonality and promotional events.</text:p>
            </text:list-item>
            <text:list-item>
              <text:p text:style-name="P43"><text:span text:style-name="T44">Expense Budgeting:</text:span><text:s/>Allow users to create budgets for operating expenses, including<text:s/>labour, food costs, and marketing.</text:p>
            </text:list-item>
          </text:list>
        </text:list-item>
        <text:list-item>
          <text:p text:style-name="P45"><text:span text:style-name="T46">Reporting and Visualization</text:span></text:p>
          <text:soft-page-break/>
          <text:list text:continue-numbering="true">
            <text:list-item>
              <text:p text:style-name="P47"><text:span text:style-name="T48">Customizable Dashboards:</text:span><text:s/>Provide interactive dashboards that visualize key performance indicators (KPIs) such as sales trends, profit margins, and cost breakdowns.</text:p>
            </text:list-item>
            <text:list-item>
              <text:p text:style-name="P49"><text:span text:style-name="T50">Standard Financial Reports:</text:span><text:s/>Generate income statements, balance sheets, and cash flow statements specific to the restaurant operations.</text:p>
            </text:list-item>
          </text:list>
        </text:list-item>
        <text:list-item>
          <text:p text:style-name="P51"><text:span text:style-name="T52">User Management</text:span></text:p>
          <text:list text:continue-numbering="true">
            <text:list-item>
              <text:p text:style-name="P53"><text:span text:style-name="T54">Role-Based Access Control:</text:span><text:s/>Implement different access levels for staff (e.g., managers, accountants, waitstaff) to ensure data security.</text:p>
            </text:list-item>
            <text:list-item>
              <text:p text:style-name="P55"><text:span text:style-name="T56">Activity Logging:</text:span><text:s/>Maintain logs of user activities within the system for accountability and auditing.</text:p>
            </text:list-item>
          </text:list>
        </text:list-item>
        <text:list-item>
          <text:p text:style-name="P57"><text:span text:style-name="T58">Alerts and Notifications</text:span></text:p>
          <text:list text:continue-numbering="true">
            <text:list-item>
              <text:p text:style-name="P59"><text:span text:style-name="T60">Inventory Alerts:</text:span><text:s/>Notify users when ingredient levels fall below a predetermined threshold.</text:p>
            </text:list-item>
            <text:list-item>
              <text:p text:style-name="P61"><text:span text:style-name="T62">Financial Threshold Alerts:</text:span><text:s/>Set alerts for financial metrics, such as budget overruns or unexpected drops in sales.</text:p>
            </text:list-item>
          </text:list>
        </text:list-item>
      </text:list>
      <text:p text:style-name="Normal"/>
      <text:p text:style-name="P63">Non-Functional Requirements</text:p>
      <text:list text:style-name="LFO2" text:continue-numbering="true">
        <text:list-item>
          <text:p text:style-name="P64"><text:span text:style-name="T65">Performance</text:span></text:p>
          <text:list text:continue-numbering="true">
            <text:list-item>
              <text:p text:style-name="P66"><text:span text:style-name="T67">Fast Data Processing:</text:span><text:s/>Ensure the system processes and analyses data efficiently, with reports generated in under a minute.</text:p>
            </text:list-item>
            <text:list-item>
              <text:p text:style-name="P68"><text:span text:style-name="T69">Real-Time Data Updates:</text:span><text:s/>Provide real-time updates on sales and inventory to facilitate timely decision-making.</text:p>
            </text:list-item>
          </text:list>
        </text:list-item>
        <text:list-item>
          <text:p text:style-name="P70"><text:span text:style-name="T71">Scalability</text:span></text:p>
          <text:list text:continue-numbering="true">
            <text:list-item>
              <text:p text:style-name="P72"><text:span text:style-name="T73">Support for Multiple Locations:</text:span><text:s/>The system should be able to handle data from multiple restaurant locations if applicable.</text:p>
            </text:list-item>
            <text:list-item>
              <text:p text:style-name="P74"><text:span text:style-name="T75">Adaptable to Business Growth:</text:span><text:s/>Allow for the addition of new features as the restaurant expands (e.g., new menu items, delivery services).</text:p>
            </text:list-item>
          </text:list>
        </text:list-item>
        <text:list-item>
          <text:p text:style-name="P76"><text:span text:style-name="T77">Usability</text:span></text:p>
          <text:list text:continue-numbering="true">
            <text:list-item>
              <text:p text:style-name="P78"><text:span text:style-name="T79">Intuitive User Interface:</text:span><text:s/>Design a user-friendly interface that simplifies navigation and minimizes the learning curve for restaurant staff.</text:p>
            </text:list-item>
            <text:list-item>
              <text:p text:style-name="P80"><text:span text:style-name="T81">Training and Support Resources:</text:span><text:s/>Provide comprehensive training materials and support for users to maximize system utilization.</text:p>
            </text:list-item>
          </text:list>
        </text:list-item>
        <text:list-item>
          <text:p text:style-name="P82"><text:span text:style-name="T83">Security</text:span></text:p>
          <text:list text:continue-numbering="true">
            <text:list-item>
              <text:p text:style-name="P84"><text:span text:style-name="T85">Data Encryption:</text:span><text:s/>Ensure sensitive financial data is encrypted both in transit and at rest.</text:p>
            </text:list-item>
            <text:list-item>
              <text:p text:style-name="P86"><text:span text:style-name="T87">Compliance with Regulations:</text:span><text:s/>Adhere to relevant financial regulations and data protection laws, such as PCI compliance for payment processing.</text:p>
            </text:list-item>
          </text:list>
        </text:list-item>
        <text:list-item>
          <text:p text:style-name="P88"><text:span text:style-name="T89">Reliability</text:span></text:p>
          <text:list text:continue-numbering="true">
            <text:list-item>
              <text:p text:style-name="P90"><text:span text:style-name="T91">High Availability:</text:span><text:s/>Aim for minimal downtime to ensure continuous access to the system during operational hours.</text:p>
            </text:list-item>
            <text:list-item>
              <text:p text:style-name="P92"><text:span text:style-name="T93">Backup and Disaster Recovery:</text:span><text:s/>Implement regular data backups and a disaster recovery plan to protect against data loss.</text:p>
            </text:list-item>
          </text:list>
        </text:list-item>
        <text:list-item>
          <text:p text:style-name="P94"><text:span text:style-name="T95">Compatibility</text:span></text:p>
          <text:soft-page-break/>
          <text:list text:continue-numbering="true">
            <text:list-item>
              <text:p text:style-name="P96"><text:span text:style-name="T97">Cross-Platform Support:</text:span><text:s/>Ensure compatibility with various operating systems and devices (e.g., desktop, tablets, mobile).</text:p>
            </text:list-item>
            <text:list-item>
              <text:p text:style-name="P98"><text:span text:style-name="T99">Integration with Third-Party Tools:</text:span><text:s/>Support for integration with third-party tools (e.g., marketing software, delivery platforms).</text:p>
            </text:list-item>
          </text:list>
        </text:list-item>
        <text:list-item>
          <text:p text:style-name="P100"><text:span text:style-name="T101">Maintainability</text:span></text:p>
          <text:list text:continue-numbering="true">
            <text:list-item>
              <text:p text:style-name="P102"><text:span text:style-name="T103">Modular Architecture:</text:span><text:s/>Design the system with modular components to facilitate easy updates and maintenance.</text:p>
            </text:list-item>
            <text:list-item>
              <text:p text:style-name="P104"><text:span text:style-name="T105">Documentation:</text:span><text:s/>Provide thorough documentation for both users and developers for ongoing maintenance and feature enhancements.</text:p>
            </text:list-item>
          </text:list>
        </text:list-item>
      </text:list>
      <text:p text:style-name="Normal"/>
      <text:p text:style-name="Normal">By addressing these in-depth requirements, the financial analysis system will be well-equipped to provide valuable insights and support strategic decision-making for a pizza restaurant, ultimately enhancing profitability and operational efficiency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h Morgan (s5411715)</meta:initial-creator>
    <dc:creator>Josh Morgan (s5411715)</dc:creator>
    <meta:creation-date>2024-10-28T15:31:00Z</meta:creation-date>
    <dc:date>2024-10-28T15:35:00Z</dc:date>
    <meta:template xlink:href="Normal" xlink:type="simple"/>
    <meta:editing-cycles>9</meta:editing-cycles>
    <meta:editing-duration>PT420S</meta:editing-duration>
    <meta:document-statistic meta:page-count="3" meta:paragraph-count="9" meta:word-count="732" meta:character-count="4896" meta:row-count="34" meta:non-whitespace-character-count="4173"/>
  </office:meta>
</office:document-meta>
</file>